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6H12M37.000S" table:style-name="ce9">
            <text:p>16:12:37</text:p>
          </table:table-cell>
          <table:table-cell office:value-type="string" table:style-name="ce12">
            <text:p>Last</text:p>
          </table:table-cell>
          <table:table-cell office:value-type="time" office:time-value="PT16H13M37.000S" table:style-name="ce9">
            <text:p>16:13:3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199999999999999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5.300000000000004" table:style-name="ce14">
            <text:p>35.3</text:p>
          </table:table-cell>
          <table:table-cell office:value-type="float" office:value="9.6333333333333346" table:style-name="ce14">
            <text:p>9.6</text:p>
          </table:table-cell>
          <table:table-cell office:value-type="float" office:value="0.26666666666666666" table:style-name="ce14">
            <text:p>0.3</text:p>
          </table:table-cell>
          <table:table-cell office:value-type="float" office:value="54.800000000000004" table:style-name="ce14">
            <text:p>54.8</text:p>
          </table:table-cell>
          <table:table-cell office:value-type="float" office:value="44.933333333333337" table:style-name="ce14">
            <text:p>44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9.2" table:style-name="ce13">
            <text:p>29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9" table:style-name="ce14">
            <text:p>69.0</text:p>
          </table:table-cell>
          <table:table-cell office:value-type="float" office:value="21.6" table:style-name="ce14">
            <text:p>21.6</text:p>
          </table:table-cell>
          <table:table-cell office:value-type="float" office:value="0.8" table:style-name="ce14">
            <text:p>0.8</text:p>
          </table:table-cell>
          <table:table-cell office:value-type="float" office:value="98.6" table:style-name="ce14">
            <text:p>98.6</text:p>
          </table:table-cell>
          <table:table-cell office:value-type="float" office:value="76.099999999999994" table:style-name="ce14">
            <text:p>76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768H13M37.000S" table:style-name="ce9">
            <text:p>16:13:3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9546742209631727" table:style-name="ce14">
            <text:p>2.0</text:p>
          </table:table-cell>
          <table:table-cell office:value-type="float" office:value="2.242214532871972" table:style-name="ce14">
            <text:p>2.2</text:p>
          </table:table-cell>
          <table:table-cell office:value-type="float" office:value="3" table:style-name="ce14">
            <text:p>3.0</text:p>
          </table:table-cell>
          <table:table-cell office:value-type="float" office:value="1.7992700729927005" table:style-name="ce14">
            <text:p>1.8</text:p>
          </table:table-cell>
          <table:table-cell office:value-type="float" office:value="1.6936201780415427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05.89599999999999" table:style-name="ce13">
            <text:p>20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2-09T00:00:00" table:style-name="ce5">
            <text:p>09-Feb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12.360S" table:style-name="ce6">
            <text:p>00:16: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balasahe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4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4050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1399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2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69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40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47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669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71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47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3203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8"/>770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47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29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6688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7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2432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95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74434 0 115499 34323933 11528 0 166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88305 0 30338 8568712 2705 0 1334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94539 0 28671 8587877 4701 0 11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93029 0 25622 8588675 2886 0 10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8560 0 30867 8578666 1234 0 101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218229 54 1585 0 0 0 0 2 0 1 0 0 0 2428 0 61432 65 0 0 0 0 0 0 0 22 0 0 0 0 0 0 0 0 168095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18118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8697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40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739596 0 2699752 362228 2436124 61472 0 1546 716480 6994 24550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91057366 1474083 <text:s text:c="3"/>0 <text:s text:c="3"/>0 <text:s text:c="3"/>0 <text:s text:c="4"/>0 <text:s text:c="9"/>0 <text:s text:c="8"/>0 191057366 147408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54028478 1211043 <text:s text:c="3"/>0 <text:s text:c="2"/>52 <text:s text:c="3"/>0 <text:s text:c="4"/>0 <text:s text:c="9"/>0 <text:s text:c="8"/>0 1077241739 <text:s/>8935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6366 26826 934638 235772 45061 885342 7463192 5484532 0 202976 5728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6264 26795 933586 234720 45061 885342 7463192 5484532 0 202768 5727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604 0 0 0 0 0 604 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37 202509 21 28 5 54 191 130 20 0 1 0 4 2924544 413 4294967295 1441792 1541628 0 0 0 0 0 4096 536946211 4294967295 0 0 0 3 0 0 9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4 413 311 25 0 137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11043 errors:0 dropped:52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935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54028478 (154.0 MB) <text:s/>TX bytes:1077241739 (1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2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74083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47408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91057366 (191.0 MB) <text:s/>TX bytes:191057366 (191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3 <text:s text:c="8"/>1 <text:s text:c="5"/>1973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1 <text:s text:c="5"/>1978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9" table:style-name="ce1">
            <text:p>69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23.9" table:style-name="ce1">
            <text:p>23.9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21.6" table:style-name="ce1">
            <text:p>21.6</text:p>
          </table:table-cell>
          <table:table-cell office:value-type="float" office:value="0.8" table:style-name="ce1">
            <text:p>0.8</text:p>
          </table:table-cell>
          <table:table-cell office:value-type="float" office:value="41.9" table:style-name="ce1">
            <text:p>41.9</text:p>
          </table:table-cell>
          <table:table-cell office:value-type="float" office:value="57.300000000000004" table:style-name="ce1">
            <text:p>5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300000000000004" table:style-name="ce1">
            <text:p>35.3</text:p>
          </table:table-cell>
          <table:table-cell office:value-type="float" office:value="9.6333333333333346" table:style-name="ce1">
            <text:p>9.633333333</text:p>
          </table:table-cell>
          <table:table-cell office:value-type="float" office:value="0.26666666666666666" table:style-name="ce1">
            <text:p>0.266666667</text:p>
          </table:table-cell>
          <table:table-cell office:value-type="float" office:value="54.800000000000004" table:style-name="ce1">
            <text:p>54.8</text:p>
          </table:table-cell>
          <table:table-cell office:value-type="float" office:value="44.933333333333337" table:style-name="ce1">
            <text:p>44.93333333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1.333333333333332" table:style-name="ce11">
            <text:p>31.3</text:p>
          </table:table-cell>
          <table:table-cell office:value-type="float" office:value="8.4666666666666668" table:style-name="ce11">
            <text:p>8.5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60.133333333333326" table:style-name="ce11">
            <text:p>60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6.266666666666666" table:style-name="ce11">
            <text:p>36.3</text:p>
          </table:table-cell>
          <table:table-cell office:value-type="float" office:value="10.033333333333333" table:style-name="ce11">
            <text:p>10.0</text:p>
          </table:table-cell>
          <table:table-cell office:value-type="float" office:value="0.19999999999999998" table:style-name="ce11">
            <text:p>0.2</text:p>
          </table:table-cell>
          <table:table-cell office:value-type="float" office:value="53.466666666666661" table:style-name="ce11">
            <text:p>5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5.633333333333333" table:style-name="ce11">
            <text:p>35.6</text:p>
          </table:table-cell>
          <table:table-cell office:value-type="float" office:value="10.1" table:style-name="ce11">
            <text:p>10.1</text:p>
          </table:table-cell>
          <table:table-cell office:value-type="float" office:value="0.16666666666666666" table:style-name="ce11">
            <text:p>0.2</text:p>
          </table:table-cell>
          <table:table-cell office:value-type="float" office:value="54.1" table:style-name="ce11">
            <text:p>54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6.966666666666669" table:style-name="ce11">
            <text:p>37.0</text:p>
          </table:table-cell>
          <table:table-cell office:value-type="float" office:value="9.7999999999999989" table:style-name="ce11">
            <text:p>9.8</text:p>
          </table:table-cell>
          <table:table-cell office:value-type="float" office:value="0.66666666666666663" table:style-name="ce11">
            <text:p>0.7</text:p>
          </table:table-cell>
          <table:table-cell office:value-type="float" office:value="52.633333333333333" table:style-name="ce11">
            <text:p>52.6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0" table:style-name="ce1">
            <text:p>0</text:p>
          </table:table-cell>
          <table:table-cell office:value-type="float" office:value="127.8" table:style-name="ce1">
            <text:p>127.8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0" table:style-name="ce1">
            <text:p>0</text:p>
          </table:table-cell>
          <table:table-cell office:value-type="float" office:value="6735.4" table:style-name="ce1">
            <text:p>6735.4</text:p>
          </table:table-cell>
          <table:table-cell office:value-type="float" office:value="29.2" table:style-name="ce1">
            <text:p>29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2287.7333333333331" table:formula="msoxl:=AVERAGE(C2:C4)" table:style-name="ce8">
            <text:p>2287.7</text:p>
          </table:table-cell>
          <table:table-cell office:value-type="float" office:value="10.199999999999999" table:formula="msoxl:=AVERAGE(D2:D4)" table:style-name="ce8">
            <text:p>1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4324.6262074056813" table:formula="msoxl:=IF(C6=0,0,MAX(SUMPRODUCT(C2:C4,C2:C4)/SUM(C2:C4)-C6,0))" table:style-name="ce8">
            <text:p>4324.6</text:p>
          </table:table-cell>
          <table:table-cell office:value-type="float" office:value="17.728104575163403" table:formula="msoxl:=IF(D6=0,0,MAX(SUMPRODUCT(D2:D4,D2:D4)/SUM(D2:D4)-D6,0))" table:style-name="ce8">
            <text:p>17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123.04045926098479" table:formula="msoxl:=ABS(MAX(C2:C4)-C6-C7)" table:style-name="ce8">
            <text:p>123.0</text:p>
          </table:table-cell>
          <table:table-cell office:value-type="float" office:value="1.2718954248365968" table:formula="msoxl:=ABS(MAX(D2:D4)-D6-D7)" table:style-name="ce8">
            <text:p>1.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95.8" table:style-name="ce1">
            <text:p>95.8</text:p>
          </table:table-cell>
          <table:table-cell office:value-type="float" office:value="95.8" table:style-name="ce1">
            <text:p>9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1.6" table:style-name="ce1">
            <text:p>191.6</text:p>
          </table:table-cell>
          <table:table-cell table:number-columns-repeated="1612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230.7" table:style-name="ce1">
            <text:p>230.7</text:p>
          </table:table-cell>
          <table:table-cell office:value-type="float" office:value="230.7" table:style-name="ce1">
            <text:p>23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1.4" table:style-name="ce1">
            <text:p>46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.83333333333333" table:formula="msoxl:=AVERAGE(B2:B4)" table:style-name="ce8">
            <text:p>108.8</text:p>
          </table:table-cell>
          <table:table-cell office:value-type="float" office:value="108.83333333333333" table:formula="msoxl:=AVERAGE(C2:C4)" table:style-name="ce8">
            <text:p>108.8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2.284982133741707" table:formula="msoxl:=IF(B6=0,0,MAX(SUMPRODUCT(B2:B4,B2:B4)/SUM(B2:B4)-B6,0))" table:style-name="ce8">
            <text:p>82.3</text:p>
          </table:table-cell>
          <table:table-cell office:value-type="float" office:value="82.284982133741707" table:formula="msoxl:=IF(C6=0,0,MAX(SUMPRODUCT(C2:C4,C2:C4)/SUM(C2:C4)-C6,0))" table:style-name="ce8">
            <text:p>82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9.581684532924953" table:formula="msoxl:=ABS(MAX(B2:B4)-B6-B7)" table:style-name="ce8">
            <text:p>39.6</text:p>
          </table:table-cell>
          <table:table-cell office:value-type="float" office:value="39.581684532924953" table:formula="msoxl:=ABS(MAX(C2:C4)-C6-C7)" table:style-name="ce8">
            <text:p>39.6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91.11831546707504" table:formula="msoxl:=B6+ B7" table:style-name="ce8">
            <text:p>191.1</text:p>
          </table:table-cell>
          <table:table-cell office:value-type="float" office:value="191.11831546707504" table:formula="msoxl:=C6+ C7" table:style-name="ce8">
            <text:p>191.1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11.4" table:style-name="ce1">
            <text:p>11.4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.8" table:style-name="ce1">
            <text:p>22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8666666666666667" table:formula="msoxl:=AVERAGE(B2:B4)" table:style-name="ce8">
            <text:p>3.9</text:p>
          </table:table-cell>
          <table:table-cell office:value-type="float" office:value="3.8666666666666667" table:formula="msoxl:=AVERAGE(C2:C4)" table:style-name="ce8">
            <text:p>3.9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.3402298850574716" table:formula="msoxl:=IF(B6=0,0,MAX(SUMPRODUCT(B2:B4,B2:B4)/SUM(B2:B4)-B6,0))" table:style-name="ce8">
            <text:p>7.3</text:p>
          </table:table-cell>
          <table:table-cell office:value-type="float" office:value="7.3402298850574716" table:formula="msoxl:=IF(C6=0,0,MAX(SUMPRODUCT(C2:C4,C2:C4)/SUM(C2:C4)-C6,0))" table:style-name="ce8">
            <text:p>7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9310344827586157" table:formula="msoxl:=ABS(MAX(B2:B4)-B6-B7)" table:style-name="ce8">
            <text:p>0.2</text:p>
          </table:table-cell>
          <table:table-cell office:value-type="float" office:value="0.19310344827586157" table:formula="msoxl:=ABS(MAX(C2:C4)-C6-C7)" table:style-name="ce8">
            <text:p>0.2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.206896551724139" table:formula="msoxl:=B6+ B7" table:style-name="ce8">
            <text:p>11.2</text:p>
          </table:table-cell>
          <table:table-cell office:value-type="float" office:value="11.206896551724139" table:formula="msoxl:=C6+ C7" table:style-name="ce8">
            <text:p>11.2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4)" table:style-name="ce8">
            <text:p>0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6+ B7" table:style-name="ce8">
            <text:p>0.0</text:p>
          </table:table-cell>
          <table:table-cell office:value-type="float" office:value="0" table:formula="msoxl:=C6+ C7" table:style-name="ce8">
            <text:p>0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3.9" table:style-name="ce1">
            <text:p>63.9</text:p>
          </table:table-cell>
          <table:table-cell office:value-type="float" office:value="63.9" table:style-name="ce1">
            <text:p>6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8" table:style-name="ce1">
            <text:p>127.8</text:p>
          </table:table-cell>
          <table:table-cell table:number-columns-repeated="1612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367.7" table:style-name="ce1">
            <text:p>3367.7</text:p>
          </table:table-cell>
          <table:table-cell office:value-type="float" office:value="3367.7" table:style-name="ce1">
            <text:p>336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35.4" table:style-name="ce1">
            <text:p>673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43.8666666666666" table:formula="msoxl:=AVERAGE(B2:B4)" table:style-name="ce8">
            <text:p>1143.9</text:p>
          </table:table-cell>
          <table:table-cell office:value-type="float" office:value="1143.8666666666666" table:formula="msoxl:=AVERAGE(C2:C4)" table:style-name="ce8">
            <text:p>1143.9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162.3131037028406" table:formula="msoxl:=IF(B6=0,0,MAX(SUMPRODUCT(B2:B4,B2:B4)/SUM(B2:B4)-B6,0))" table:style-name="ce8">
            <text:p>2162.3</text:p>
          </table:table-cell>
          <table:table-cell office:value-type="float" office:value="2162.3131037028406" table:formula="msoxl:=IF(C6=0,0,MAX(SUMPRODUCT(C2:C4,C2:C4)/SUM(C2:C4)-C6,0))" table:style-name="ce8">
            <text:p>2162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1.520229630492395" table:formula="msoxl:=ABS(MAX(B2:B4)-B6-B7)" table:style-name="ce8">
            <text:p>61.5</text:p>
          </table:table-cell>
          <table:table-cell office:value-type="float" office:value="61.520229630492395" table:formula="msoxl:=ABS(MAX(C2:C4)-C6-C7)" table:style-name="ce8">
            <text:p>61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306.1797703695074" table:formula="msoxl:=B6+ B7" table:style-name="ce8">
            <text:p>3306.2</text:p>
          </table:table-cell>
          <table:table-cell office:value-type="float" office:value="3306.1797703695074" table:formula="msoxl:=C6+ C7" table:style-name="ce8">
            <text:p>3306.2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14.6" table:style-name="ce1">
            <text:p>14.6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.2" table:style-name="ce1">
            <text:p>29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0999999999999996" table:formula="msoxl:=AVERAGE(B2:B4)" table:style-name="ce8">
            <text:p>5.1</text:p>
          </table:table-cell>
          <table:table-cell office:value-type="float" office:value="5.0999999999999996" table:formula="msoxl:=AVERAGE(C2:C4)" table:style-name="ce8">
            <text:p>5.1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8640522875817016" table:formula="msoxl:=IF(B6=0,0,MAX(SUMPRODUCT(B2:B4,B2:B4)/SUM(B2:B4)-B6,0))" table:style-name="ce8">
            <text:p>8.9</text:p>
          </table:table-cell>
          <table:table-cell office:value-type="float" office:value="8.8640522875817016" table:formula="msoxl:=IF(C6=0,0,MAX(SUMPRODUCT(C2:C4,C2:C4)/SUM(C2:C4)-C6,0))" table:style-name="ce8">
            <text:p>8.9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3594771241829839" table:formula="msoxl:=ABS(MAX(B2:B4)-B6-B7)" table:style-name="ce8">
            <text:p>0.6</text:p>
          </table:table-cell>
          <table:table-cell office:value-type="float" office:value="0.63594771241829839" table:formula="msoxl:=ABS(MAX(C2:C4)-C6-C7)" table:style-name="ce8">
            <text:p>0.6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.964052287581701" table:formula="msoxl:=B6+ B7" table:style-name="ce8">
            <text:p>14.0</text:p>
          </table:table-cell>
          <table:table-cell office:value-type="float" office:value="13.964052287581701" table:formula="msoxl:=C6+ C7" table:style-name="ce8">
            <text:p>14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" table:formula="msoxl:=AVERAGE(B2:B4)" table:style-name="ce8">
            <text:p>57.0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2748538011659889E-3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9672514619883259" table:formula="msoxl:=ABS(MAX(B2:B4)-B6-B7)" table:style-name="ce8">
            <text:p>0.4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367.2" table:style-name="ce1">
            <text:p>1367.2</text:p>
          </table:table-cell>
          <table:table-cell office:value-type="float" office:value="752.5" table:style-name="ce1">
            <text:p>752.5</text:p>
          </table:table-cell>
          <table:table-cell office:value-type="float" office:value="614.70000000000005" table:style-name="ce1">
            <text:p>614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9.2" table:style-name="ce1">
            <text:p>739.2</text:p>
          </table:table-cell>
          <table:table-cell office:value-type="float" office:value="2285.6" table:style-name="ce1">
            <text:p>2285.6</text:p>
          </table:table-cell>
          <table:table-cell office:value-type="float" office:value="-1" table:style-name="ce1">
            <text:p>-1</text:p>
          </table:table-cell>
          <table:table-cell office:value-type="float" office:value="158.5" table:style-name="ce1">
            <text:p>158.5</text:p>
          </table:table-cell>
          <table:table-cell office:value-type="float" office:value="0" table:style-name="ce1">
            <text:p>0</text:p>
          </table:table-cell>
          <table:table-cell office:value-type="float" office:value="242" table:style-name="ce1">
            <text:p>242</text:p>
          </table:table-cell>
          <table:table-cell table:number-columns-repeated="1636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350.6" table:style-name="ce1">
            <text:p>1350.6</text:p>
          </table:table-cell>
          <table:table-cell office:value-type="float" office:value="737.9" table:style-name="ce1">
            <text:p>737.9</text:p>
          </table:table-cell>
          <table:table-cell office:value-type="float" office:value="612.79999999999995" table:style-name="ce1">
            <text:p>61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1.5" table:style-name="ce1">
            <text:p>811.5</text:p>
          </table:table-cell>
          <table:table-cell office:value-type="float" office:value="2251.8000000000002" table:style-name="ce1">
            <text:p>2251.8</text:p>
          </table:table-cell>
          <table:table-cell office:value-type="float" office:value="-1" table:style-name="ce1">
            <text:p>-1</text:p>
          </table:table-cell>
          <table:table-cell office:value-type="float" office:value="158.80000000000001" table:style-name="ce1">
            <text:p>158.8</text:p>
          </table:table-cell>
          <table:table-cell office:value-type="float" office:value="0" table:style-name="ce1">
            <text:p>0</text:p>
          </table:table-cell>
          <table:table-cell office:value-type="float" office:value="291.39999999999998" table:style-name="ce1">
            <text:p>291.4</text:p>
          </table:table-cell>
          <table:table-cell table:number-columns-repeated="1636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281.9000000000001" table:style-name="ce1">
            <text:p>1281.9</text:p>
          </table:table-cell>
          <table:table-cell office:value-type="float" office:value="669.1" table:style-name="ce1">
            <text:p>669.1</text:p>
          </table:table-cell>
          <table:table-cell office:value-type="float" office:value="612.79999999999995" table:style-name="ce1">
            <text:p>612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0.5" table:style-name="ce1">
            <text:p>800.5</text:p>
          </table:table-cell>
          <table:table-cell office:value-type="float" office:value="2339.5" table:style-name="ce1">
            <text:p>2339.5</text:p>
          </table:table-cell>
          <table:table-cell office:value-type="float" office:value="-1" table:style-name="ce1">
            <text:p>-1</text:p>
          </table:table-cell>
          <table:table-cell office:value-type="float" office:value="158.80000000000001" table:style-name="ce1">
            <text:p>158.8</text:p>
          </table:table-cell>
          <table:table-cell office:value-type="float" office:value="0" table:style-name="ce1">
            <text:p>0</text:p>
          </table:table-cell>
          <table:table-cell office:value-type="float" office:value="270.8" table:style-name="ce1">
            <text:p>270.8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4" table:style-name="ce1">
            <text:p>2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37.79999999999995" table:style-name="ce1">
            <text:p>637.8</text:p>
          </table:table-cell>
          <table:table-cell office:value-type="float" office:value="297.3" table:style-name="ce1">
            <text:p>297.3</text:p>
          </table:table-cell>
          <table:table-cell office:value-type="float" office:value="637.79999999999995" table:style-name="ce1">
            <text:p>637.8</text:p>
          </table:table-cell>
          <table:table-cell office:value-type="float" office:value="1556.8" table:style-name="ce1">
            <text:p>1556.8</text:p>
          </table:table-cell>
          <table:table-cell office:value-type="float" office:value="1275.5999999999999" table:style-name="ce1">
            <text:p>1275.6</text:p>
          </table:table-cell>
          <table:table-cell office:value-type="float" office:value="1854.1" table:style-name="ce1">
            <text:p>1854.1</text:p>
          </table:table-cell>
          <table:table-cell office:value-type="float" office:value="935.09999999999991" table:style-name="ce1">
            <text:p>935.1</text:p>
          </table:table-cell>
          <table:table-cell office:value-type="float" office:value="-2194.6" table:style-name="ce1">
            <text:p>-2194.6</text:p>
          </table:table-cell>
          <table:table-cell table:number-columns-repeated="16375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229.7" table:style-name="ce1">
            <text:p>229.7</text:p>
          </table:table-cell>
          <table:table-cell office:value-type="float" office:value="58.4" table:style-name="ce1">
            <text:p>58.4</text:p>
          </table:table-cell>
          <table:table-cell office:value-type="float" office:value="229.7" table:style-name="ce1">
            <text:p>229.7</text:p>
          </table:table-cell>
          <table:table-cell office:value-type="float" office:value="1266.4000000000001" table:style-name="ce1">
            <text:p>1266.4</text:p>
          </table:table-cell>
          <table:table-cell office:value-type="float" office:value="459.4" table:style-name="ce1">
            <text:p>459.4</text:p>
          </table:table-cell>
          <table:table-cell office:value-type="float" office:value="1324.8000000000002" table:style-name="ce1">
            <text:p>1324.8</text:p>
          </table:table-cell>
          <table:table-cell office:value-type="float" office:value="288.09999999999997" table:style-name="ce1">
            <text:p>288.1</text:p>
          </table:table-cell>
          <table:table-cell office:value-type="float" office:value="-1496.1000000000001" table:style-name="ce1">
            <text:p>-1496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89.16666666666669" table:formula="msoxl:=AVERAGE(B2:B4)" table:style-name="ce8">
            <text:p>289.2</text:p>
          </table:table-cell>
          <table:table-cell office:value-type="float" office:value="119.3" table:formula="msoxl:=AVERAGE(C2:C4)" table:style-name="ce8">
            <text:p>119.3</text:p>
          </table:table-cell>
          <table:table-cell office:value-type="float" office:value="289.16666666666669" table:formula="msoxl:=AVERAGE(D2:D4)" table:style-name="ce8">
            <text:p>289.2</text:p>
          </table:table-cell>
          <table:table-cell office:value-type="float" office:value="941.13333333333333" table:formula="msoxl:=AVERAGE(E2:E4)" table:style-name="ce8">
            <text:p>941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40.57503938520648" table:formula="msoxl:=IF(B6=0,0,MAX(SUMPRODUCT(B2:B4,B2:B4)/SUM(B2:B4)-B6,0))" table:style-name="ce8">
            <text:p>240.6</text:p>
          </table:table-cell>
          <table:table-cell office:value-type="float" office:value="137.2037440625873" table:formula="msoxl:=IF(C6=0,0,MAX(SUMPRODUCT(C2:C4,C2:C4)/SUM(C2:C4)-C6,0))" table:style-name="ce8">
            <text:p>137.2</text:p>
          </table:table-cell>
          <table:table-cell office:value-type="float" office:value="240.57503938520648" table:formula="msoxl:=IF(D6=0,0,MAX(SUMPRODUCT(D2:D4,D2:D4)/SUM(D2:D4)-D6,0))" table:style-name="ce8">
            <text:p>240.6</text:p>
          </table:table-cell>
          <table:table-cell office:value-type="float" office:value="485.30119241576347" table:formula="msoxl:=IF(E6=0,0,MAX(SUMPRODUCT(E2:E4,E2:E4)/SUM(E2:E4)-E6,0))" table:style-name="ce8">
            <text:p>485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8.05829394812679" table:formula="msoxl:=ABS(MAX(B2:B4)-B6-B7)" table:style-name="ce8">
            <text:p>108.1</text:p>
          </table:table-cell>
          <table:table-cell office:value-type="float" office:value="40.796255937412695" table:formula="msoxl:=ABS(MAX(C2:C4)-C6-C7)" table:style-name="ce8">
            <text:p>40.8</text:p>
          </table:table-cell>
          <table:table-cell office:value-type="float" office:value="108.05829394812679" table:formula="msoxl:=ABS(MAX(D2:D4)-D6-D7)" table:style-name="ce8">
            <text:p>108.1</text:p>
          </table:table-cell>
          <table:table-cell office:value-type="float" office:value="130.36547425090316" table:formula="msoxl:=ABS(MAX(E2:E4)-E6-E7)" table:style-name="ce8">
            <text:p>130.4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836.7" table:style-name="ce1">
            <text:p>6836.7</text:p>
          </table:table-cell>
          <table:table-cell office:value-type="float" office:value="1025.3" table:style-name="ce1">
            <text:p>1025.3</text:p>
          </table:table-cell>
          <table:table-cell office:value-type="float" office:value="6836.7" table:style-name="ce1">
            <text:p>6836.7</text:p>
          </table:table-cell>
          <table:table-cell office:value-type="float" office:value="1930.6" table:style-name="ce1">
            <text:p>1930.6</text:p>
          </table:table-cell>
          <table:table-cell table:number-columns-repeated="16379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1518" table:style-name="ce1">
            <text:p>1518</text:p>
          </table:table-cell>
          <table:table-cell office:value-type="float" office:value="407.1" table:style-name="ce1">
            <text:p>407.1</text:p>
          </table:table-cell>
          <table:table-cell office:value-type="float" office:value="1518" table:style-name="ce1">
            <text:p>1518</text:p>
          </table:table-cell>
          <table:table-cell office:value-type="float" office:value="1017.9" table:style-name="ce1">
            <text:p>1017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784.9" table:formula="msoxl:=AVERAGE(B2:B4)" table:style-name="ce8">
            <text:p>2784.9</text:p>
          </table:table-cell>
          <table:table-cell office:value-type="float" office:value="484.43333333333339" table:formula="msoxl:=AVERAGE(C2:C4)" table:style-name="ce8">
            <text:p>484.4</text:p>
          </table:table-cell>
          <table:table-cell office:value-type="float" office:value="2784.9" table:formula="msoxl:=AVERAGE(D2:D4)" table:style-name="ce8">
            <text:p>2784.9</text:p>
          </table:table-cell>
          <table:table-cell office:value-type="float" office:value="983.13333333333333" table:formula="msoxl:=AVERAGE(E2:E4)" table:style-name="ce8">
            <text:p>983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085.4233976085311" table:formula="msoxl:=IF(B6=0,0,MAX(SUMPRODUCT(B2:B4,B2:B4)/SUM(B2:B4)-B6,0))" table:style-name="ce8">
            <text:p>3085.4</text:p>
          </table:table-cell>
          <table:table-cell office:value-type="float" office:value="353.25145989586906" table:formula="msoxl:=IF(C6=0,0,MAX(SUMPRODUCT(C2:C4,C2:C4)/SUM(C2:C4)-C6,0))" table:style-name="ce8">
            <text:p>353.3</text:p>
          </table:table-cell>
          <table:table-cell office:value-type="float" office:value="3085.4233976085311" table:formula="msoxl:=IF(D6=0,0,MAX(SUMPRODUCT(D2:D4,D2:D4)/SUM(D2:D4)-D6,0))" table:style-name="ce8">
            <text:p>3085.4</text:p>
          </table:table-cell>
          <table:table-cell office:value-type="float" office:value="631.88585022942527" table:formula="msoxl:=IF(E6=0,0,MAX(SUMPRODUCT(E2:E4,E2:E4)/SUM(E2:E4)-E6,0))" table:style-name="ce8">
            <text:p>63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66.37660239146862" table:formula="msoxl:=ABS(MAX(B2:B4)-B6-B7)" table:style-name="ce8">
            <text:p>966.4</text:p>
          </table:table-cell>
          <table:table-cell office:value-type="float" office:value="187.6152067707975" table:formula="msoxl:=ABS(MAX(C2:C4)-C6-C7)" table:style-name="ce8">
            <text:p>187.6</text:p>
          </table:table-cell>
          <table:table-cell office:value-type="float" office:value="966.37660239146862" table:formula="msoxl:=ABS(MAX(D2:D4)-D6-D7)" table:style-name="ce8">
            <text:p>966.4</text:p>
          </table:table-cell>
          <table:table-cell office:value-type="float" office:value="315.58081643724131" table:formula="msoxl:=ABS(MAX(E2:E4)-E6-E7)" table:style-name="ce8">
            <text:p>315.6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9582.7000000000007" table:style-name="ce1">
            <text:p>958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795.8" table:style-name="ce1">
            <text:p>279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3" table:style-name="ce1">
            <text:p>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192" table:style-name="ce1">
            <text:p>4192</text:p>
          </table:table-cell>
          <table:table-cell office:value-type="float" office:value="-1" table:style-name="ce1">
            <text:p>-1</text:p>
          </table:table-cell>
          <table:table-cell office:value-type="float" office:value="6032" table:style-name="ce1">
            <text:p>6032</text:p>
          </table:table-cell>
          <table:table-cell office:value-type="float" office:value="460" table:style-name="ce1">
            <text:p>460</text:p>
          </table:table-cell>
          <table:table-cell office:value-type="float" office:value="-1" table:style-name="ce1">
            <text:p>-1</text:p>
          </table:table-cell>
          <table:table-cell office:value-type="float" office:value="229809" table:style-name="ce1">
            <text:p>2298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46" table:style-name="ce1">
            <text:p>1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0" table:style-name="ce1">
            <text:p>70</text:p>
          </table:table-cell>
          <table:table-cell table:number-columns-repeated="16346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2" table:style-name="ce1">
            <text:p>6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8" table:style-name="ce1">
            <text:p>338</text:p>
          </table:table-cell>
          <table:table-cell office:value-type="float" office:value="0" table:style-name="ce1">
            <text:p>0</text:p>
          </table:table-cell>
          <table:table-cell office:value-type="float" office:value="1574" table:style-name="ce1">
            <text:p>15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9803" table:style-name="ce1">
            <text:p>-2298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table:number-columns-repeated="16346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33" table:style-name="ce1">
            <text:p>-733</text:p>
          </table:table-cell>
          <table:table-cell office:value-type="float" office:value="0" table:style-name="ce1">
            <text:p>0</text:p>
          </table:table-cell>
          <table:table-cell office:value-type="float" office:value="852" table:style-name="ce1">
            <text:p>8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0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12M37.000S" table:style-name="ce9">
            <text:p>16:12:37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8H12M37.000S" table:style-name="ce10">
            <text:p>16: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13M7.000S" table:style-name="ce9">
            <text:p>16:13:07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8H13M7.000S" table:style-name="ce10">
            <text:p>16: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13M37.000S" table:style-name="ce9">
            <text:p>16:13:37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8H13M37.000S" table:style-name="ce10">
            <text:p>16:13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0.5" table:style-name="ce1">
            <text:p>60.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3.5" table:style-name="ce1">
            <text:p>33.5</text:p>
          </table:table-cell>
          <table:table-cell office:value-type="float" office:value="66.5" table:style-name="ce1">
            <text:p>66.5</text:p>
          </table:table-cell>
          <table:table-cell table:number-columns-repeated="1637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2.5" table:style-name="ce1">
            <text:p>32.5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.2" table:style-name="ce1">
            <text:p>0.2</text:p>
          </table:table-cell>
          <table:table-cell office:value-type="float" office:value="48.3" table:style-name="ce1">
            <text:p>48.3</text:p>
          </table:table-cell>
          <table:table-cell office:value-type="float" office:value="51.6" table:style-name="ce1">
            <text:p>51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333333333333332" table:style-name="ce1">
            <text:p>31.33333333</text:p>
          </table:table-cell>
          <table:table-cell office:value-type="float" office:value="8.4666666666666668" table:style-name="ce1">
            <text:p>8.466666667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60.133333333333326" table:style-name="ce1">
            <text:p>60.13333333</text:p>
          </table:table-cell>
          <table:table-cell office:value-type="float" office:value="39.800000000000004" table:style-name="ce1">
            <text:p>39.8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5" table:style-name="ce1">
            <text:p>98.5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73" table:style-name="ce1">
            <text:p>7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3" table:style-name="ce1">
            <text:p>80.3</text:p>
          </table:table-cell>
          <table:table-cell table:number-columns-repeated="1637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22.5" table:style-name="ce1">
            <text:p>22.5</text:p>
          </table:table-cell>
          <table:table-cell office:value-type="float" office:value="0.5" table:style-name="ce1">
            <text:p>0.5</text:p>
          </table:table-cell>
          <table:table-cell office:value-type="float" office:value="42.3" table:style-name="ce1">
            <text:p>42.3</text:p>
          </table:table-cell>
          <table:table-cell office:value-type="float" office:value="57.2" table:style-name="ce1">
            <text:p>57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266666666666666" table:style-name="ce1">
            <text:p>36.26666667</text:p>
          </table:table-cell>
          <table:table-cell office:value-type="float" office:value="10.033333333333333" table:style-name="ce1">
            <text:p>10.03333333</text:p>
          </table:table-cell>
          <table:table-cell office:value-type="float" office:value="0.19999999999999998" table:style-name="ce1">
            <text:p>0.2</text:p>
          </table:table-cell>
          <table:table-cell office:value-type="float" office:value="53.466666666666661" table:style-name="ce1">
            <text:p>53.46666667</text:p>
          </table:table-cell>
          <table:table-cell office:value-type="float" office:value="46.300000000000004" table:style-name="ce1">
            <text:p>46.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7.1" table:style-name="ce1">
            <text:p>7.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6.9" table:style-name="ce1">
            <text:p>36.9</text:p>
          </table:table-cell>
          <table:table-cell office:value-type="float" office:value="22.9" table:style-name="ce1">
            <text:p>22.9</text:p>
          </table:table-cell>
          <table:table-cell office:value-type="float" office:value="0.5" table:style-name="ce1">
            <text:p>0.5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59.8" table:style-name="ce1">
            <text:p>5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633333333333333" table:style-name="ce1">
            <text:p>35.63333333</text:p>
          </table:table-cell>
          <table:table-cell office:value-type="float" office:value="10.1" table:style-name="ce1">
            <text:p>10.1</text:p>
          </table:table-cell>
          <table:table-cell office:value-type="float" office:value="0.16666666666666666" table:style-name="ce1">
            <text:p>0.166666667</text:p>
          </table:table-cell>
          <table:table-cell office:value-type="float" office:value="54.1" table:style-name="ce1">
            <text:p>54.1</text:p>
          </table:table-cell>
          <table:table-cell office:value-type="float" office:value="45.733333333333327" table:style-name="ce1">
            <text:p>45.7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8H12M37.000S" table:style-name="ce9">
            <text:p>16:12:3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5" table:style-name="ce1">
            <text:p>1.5</text:p>
          </table:table-cell>
          <table:table-cell table:number-columns-repeated="16378"/>
        </table:table-row>
        <table:table-row table:style-name="ro1">
          <table:table-cell office:value-type="time" office:time-value="PT982768H13M7.000S" table:style-name="ce9">
            <text:p>16:13:07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21.2" table:style-name="ce1">
            <text:p>21.2</text:p>
          </table:table-cell>
          <table:table-cell office:value-type="float" office:value="78.900000000000006" table:style-name="ce1">
            <text:p>78.9</text:p>
          </table:table-cell>
          <table:table-cell table:number-columns-repeated="16378"/>
        </table:table-row>
        <table:table-row table:style-name="ro1">
          <table:table-cell office:value-type="time" office:time-value="PT982768H13M37.000S" table:style-name="ce9">
            <text:p>16:13:37</text:p>
          </table:table-cell>
          <table:table-cell office:value-type="float" office:value="38.4" table:style-name="ce1">
            <text:p>38.4</text:p>
          </table:table-cell>
          <table:table-cell office:value-type="float" office:value="21.5" table:style-name="ce1">
            <text:p>21.5</text:p>
          </table:table-cell>
          <table:table-cell office:value-type="float" office:value="2" table:style-name="ce1">
            <text:p>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59.9" table:style-name="ce1">
            <text:p>59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6.966666666666669" table:style-name="ce1">
            <text:p>36.96666667</text:p>
          </table:table-cell>
          <table:table-cell office:value-type="float" office:value="9.7999999999999989" table:style-name="ce1">
            <text:p>9.8</text:p>
          </table:table-cell>
          <table:table-cell office:value-type="float" office:value="0.66666666666666663" table:style-name="ce1">
            <text:p>0.666666667</text:p>
          </table:table-cell>
          <table:table-cell office:value-type="float" office:value="52.633333333333333" table:style-name="ce1">
            <text:p>52.63333333</text:p>
          </table:table-cell>
          <table:table-cell office:value-type="float" office:value="46.766666666666673" table:style-name="ce1">
            <text:p>46.7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13:21Z</meta:creation-date>
    <dc:date>2012-02-09T11:13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